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stant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Chapter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LFM</text:p>
          </table:table-cell>
          <table:table-cell table:style-name="ce1"/>
          <table:table-cell/>
          <table:table-cell office:value-type="string" calcext:value-type="string">
            <text:p>OBF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orrekturlesen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bait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office:value-type="string" calcext:value-type="string">
            <text:p>ressources are not underst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aluierung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 table:style-name="ce6" office:value-type="float" office:value="7" calcext:value-type="float">
            <text:p>7</text:p>
          </table:table-cell>
          <table:table-cell table:style-name="ce6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cha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HEA</text:p>
          </table:table-cell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takes too 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M</text:p>
          </table:table-cell>
          <table:table-cell table:style-name="ce2" office:value-type="string" calcext:value-type="string">
            <text:p>decepticoin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escap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</text:p>
          </table:table-cell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garbagecollector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labyrinth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labyrinthdual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LFM</text:p>
          </table:table-cell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</text:p>
          </table:table-cell>
          <table:table-cell table:style-name="ce2" office:value-type="string" calcext:value-type="string">
            <text:p>sokoban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not markov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unlikely to learn what needs to be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independency assumption not fulf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office:value-type="string" calcext:value-type="string">
            <text:p>unlikely to learn what needs to be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vorte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style-name="Default" table:number-columns-repeated="3"/>
          <table:table-cell/>
          <table:table-cell table:style-name="ce19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tinuous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ransfer Learning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6:00:44.161994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13:20.565167733</meta:creation-date>
    <dc:date>2019-11-23T16:34:42.145551074</dc:date>
    <meta:editing-duration>PT8H12S</meta:editing-duration>
    <meta:editing-cycles>9</meta:editing-cycles>
    <meta:generator>LibreOffice/6.0.7.3$Linux_X86_64 LibreOffice_project/00m0$Build-3</meta:generator>
    <meta:document-statistic meta:table-count="1" meta:cell-count="520" meta:object-count="0"/>
  </office:meta>
</office:document-meta>
</file>